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1.5917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8528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1.0201in" fo:break-before="auto" style:use-optimal-row-height="true"/>
    </style:style>
    <style:style style:name="ro7" style:family="table-row">
      <style:table-row-properties style:row-height="1.3547in" fo:break-before="auto" style:use-optimal-row-height="true"/>
    </style:style>
    <style:style style:name="ro8" style:family="table-row">
      <style:table-row-properties style:row-height="0.7465in" fo:break-before="auto" style:use-optimal-row-height="true"/>
    </style:style>
    <style:style style:name="ro9" style:family="table-row">
      <style:table-row-properties style:row-height="1.522in" fo:break-before="auto" style:use-optimal-row-height="true"/>
    </style:style>
    <style:style style:name="ro10" style:family="table-row">
      <style:table-row-properties style:row-height="1.1071in" fo:break-before="auto" style:use-optimal-row-height="true"/>
    </style:style>
    <style:style style:name="ro11" style:family="table-row">
      <style:table-row-properties style:row-height="1.2866in" fo:break-before="auto" style:use-optimal-row-height="true"/>
    </style:style>
    <style:style style:name="ro12" style:family="table-row">
      <style:table-row-properties style:row-height="1.6898in" fo:break-before="auto" style:use-optimal-row-height="true"/>
    </style:style>
    <style:style style:name="ro13" style:family="table-row">
      <style:table-row-properties style:row-height="0.9264in" fo:break-before="auto" style:use-optimal-row-height="true"/>
    </style:style>
    <style:style style:name="ro14" style:family="table-row">
      <style:table-row-properties style:row-height="1.4673in" fo:break-before="auto" style:use-optimal-row-height="true"/>
    </style:style>
    <style:style style:name="ro15" style:family="table-row">
      <style:table-row-properties style:row-height="0.8362in" fo:break-before="auto" style:use-optimal-row-height="true"/>
    </style:style>
    <style:style style:name="ro16" style:family="table-row">
      <style:table-row-properties style:row-height="1.0035in" fo:break-before="auto" style:use-optimal-row-height="true"/>
    </style:style>
    <style:style style:name="ro17" style:family="table-row">
      <style:table-row-properties style:row-height="1.1709in" fo:break-before="auto" style:use-optimal-row-height="true"/>
    </style:style>
    <style:style style:name="ro18" style:family="table-row">
      <style:table-row-properties style:row-height="0.6689in" fo:break-before="auto" style:use-optimal-row-height="true"/>
    </style:style>
    <style:style style:name="ro19" style:family="table-row">
      <style:table-row-properties style:row-height="1.3382in" fo:break-before="auto" style:use-optimal-row-height="true"/>
    </style:style>
    <style:style style:name="ro20" style:family="table-row">
      <style:table-row-properties style:row-height="2.5264in" fo:break-before="auto" style:use-optimal-row-height="true"/>
    </style:style>
    <style:style style:name="ro21" style:family="table-row">
      <style:table-row-properties style:row-height="2.1917in" fo:break-before="auto" style:use-optimal-row-height="true"/>
    </style:style>
    <style:style style:name="ro22" style:family="table-row">
      <style:table-row-properties style:row-height="2.702in" fo:break-before="auto" style:use-optimal-row-height="true"/>
    </style:style>
    <style:style style:name="ro23" style:family="table-row">
      <style:table-row-properties style:row-height="2.3591in" fo:break-before="auto" style:use-optimal-row-height="true"/>
    </style:style>
    <style:style style:name="ro24" style:family="table-row">
      <style:table-row-properties style:row-height="1.8571in" fo:break-before="auto" style:use-optimal-row-height="true"/>
    </style:style>
    <style:style style:name="ro25" style:family="table-row">
      <style:table-row-properties style:row-height="2.0244in" fo:break-before="auto" style:use-optimal-row-height="true"/>
    </style:style>
    <style:style style:name="ro26" style:family="table-row">
      <style:table-row-properties style:row-height="2.8693in" fo:break-before="auto" style:use-optimal-row-height="true"/>
    </style:style>
    <style:style style:name="ro27" style:family="table-row">
      <style:table-row-properties style:row-height="3.0366in" fo:break-before="auto" style:use-optimal-row-height="true"/>
    </style:style>
    <style:style style:name="ro28" style:family="table-row">
      <style:table-row-properties style:row-height="3.3717in" fo:break-before="auto" style:use-optimal-row-height="true"/>
    </style:style>
    <style:style style:name="ro29" style:family="table-row">
      <style:table-row-properties style:row-height="3.2043in" fo:break-before="auto" style:use-optimal-row-height="true"/>
    </style:style>
    <style:style style:name="ro30" style:family="table-row">
      <style:table-row-properties style:row-height="3.7063in" fo:break-before="auto" style:use-optimal-row-height="true"/>
    </style:style>
    <style:style style:name="ro31" style:family="table-row">
      <style:table-row-properties style:row-height="3.539in" fo:break-before="auto" style:use-optimal-row-height="true"/>
    </style:style>
    <style:style style:name="ro32" style:family="table-row">
      <style:table-row-properties style:row-height="0.1925in" fo:break-before="auto" style:use-optimal-row-height="true"/>
    </style:style>
    <style:style style:name="ro33" style:family="table-row">
      <style:table-row-properties style:row-height="0.1917in" fo:break-before="auto" style:use-optimal-row-height="true"/>
    </style:style>
    <style:style style:name="ro34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20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55" table:default-cell-style-name="ce9"/>
        <table:table-column table:style-name="co5" table:number-columns-repeated="960" table:default-cell-style-name="ce9"/>
        <table:table-column table:style-name="co5" table:number-columns-repeated="5" table:default-cell-style-name="ce18"/>
        <table:table-row table:style-name="ro1">
          <table:table-cell table:style-name="ce1" office:value-type="string" calcext:value-type="string">
            <text:p>Entry #</text:p>
          </table:table-cell>
          <table:table-cell table:style-name="ce10" office:value-type="string" calcext:value-type="string">
            <text:p>Character</text:p>
          </table:table-cell>
          <table:table-cell table:style-name="ce20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明 ・ しょうめい ・ proof, evidence, verification</text:p>
            <text:p/>
            <text:p>証 ・ あかし ・ proof, evidence, testimony of love, innocence, in Christianity, … </text:p>
            <text:p/>
            <text:p>証言 ・ しょうげん ・ testimony, verbal evidence</text:p>
            <text:p/>
            <text:p>証人 ・ しょうにん ・ witness, attestor</text:p>
            <text:p/>
            <text:p>会員証 ・ かいいんしょう ・ membership card</text:p>
            <text:p/>
            <text:p>実証 ・ じっしょう ・ actual proof</text:p>
            <text:p/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曲 ・ わいきょく ・ distortion</text:p>
            <text:p/>
            <text:p>歪む ・ ゆがむ ・ [vi] warp, distort, bend, strain</text:p>
            <text:p/>
            <text:p>歪める ・ ゆがめる ・ [vt] distort, bend, warp</text:p>
            <text:p/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…や否や ・ やいなや ・ no sooner than …; whether … or not</text:p>
            <text:p/>
            <text:p>否決 ・ ひけつ ・ rejection, voting down, negation</text:p>
            <text:p/>
            <text:p>否定する ・ ひていする ・ deny, negate</text:p>
            <text:p/>
            <text:p>良否 ・ りょうひ ・ good or bad, quality</text:p>
            <text:p/>
            <text:p>当否 ・ とうひ ・ right or wrong, justice; propriety</text:p>
            <text:p/>
            <text:p>否む ・ いなむ ・ [vt] refuse, decline</text:p>
            <text:p/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処理する ・ しょりする ・ deal with, dispose of; manage, process, treat</text:p>
            <text:p/>
            <text:p>処する ・ しょする ・ deal with, dispose of</text:p>
            <text:p/>
            <text:p>処分 ・ しょぶん ・ disposal, measure; punishment</text:p>
            <text:p/>
            <text:p>処女 ・ しょじょ ・ virgin, maiden</text:p>
            <text:p/>
            <text:p>お食事処 ・ おしょくじどころ ・ restaurant Japanese </text:p>
            <text:p/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証拠 ・ しょうこ ・ proof, evidence</text:p>
            <text:p/>
            <text:p>根拠 ・ こんきょ ・ grounds, basis, authority</text:p>
            <text:p/>
            <text:p>占拠 ・ せんきょ ・ occupation territory, … ; exclusive possession</text:p>
            <text:p/>
            <text:p>典拠 ・ てんきょ ・ authority</text:p>
            <text:p/>
            <text:p>本拠 ・ ほんきょ ・ base, stronghold, headquarters</text:p>
            <text:p/>
            <text:p>拠点 ・ きょてん ・ strongpoint, base</text:p>
            <text:p/>
            <text:p>拠出 ・ きょしゅつ ・ donation, contribution</text:p>
            <text:p/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合計 ・ ごうけい ・ sum total, total</text:p>
            <text:p/>
            <text:p>時計 ・ とけい ・ clock, watch</text:p>
            <text:p/>
            <text:p>会計 ・ かいけい ・ account, finance, bill</text:p>
            <text:p/>
            <text:p>設計 ・ せっけい ・ design, plan</text:p>
            <text:p/>
            <text:p>計らう ・ はからう ・ [vt] see to, manage, arrange, dispose of</text:p>
            <text:p/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針金 ・ はりがね ・ wire</text:p>
            <text:p/>
            <text:p>方針 ・ ほうしん ・ course, policy, plan</text:p>
            <text:p/>
            <text:p>運針 ・ うんしん ・ handling of a needle</text:p>
            <text:p/>
            <text:p>長針 ・ ちょうしん ・ long / minute hand</text:p>
            <text:p/>
            <text:p>針 ・ はり ・ needle</text:p>
            <text:p/>
            <text:p>指針 ・ ししん ・ compass needle; indicator, pointer; hand; guiding principle</text:p>
            <text:p/>
            <text:p>針状の ・ はりじょうの ・ needle-shaped, pointed</text:p>
            <text:p/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合する ・ そうごうする ・ synthesize, integrate</text:p>
            <text:p/>
            <text:p>総理大臣 ・ そうりだいじん ・ prime minister</text:p>
            <text:p/>
            <text:p>総長 ・ そうちょう ・ president of a university, chancellor</text:p>
            <text:p/>
            <text:p>総計する ・ そうけいする ・ total, sum up</text:p>
            <text:p/>
            <text:p>総務 ・ そうむ ・ general affairs; manager, director</text:p>
            <text:p/>
            <text:p>総菜 ・ そうざい ・ household dish daily, side, … </text:p>
            <text:p/>
            <text:p>総社 ・ そうじゃ ・ shrine enshrining several gods </text:p>
            <text:p/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車窓 ・ しゃそう ・ car window</text:p>
            <text:p/>
            <text:p>窓口 ・ まどぐち ・ teller window, counter; teller, contact</text:p>
            <text:p/>
            <text:p>二重窓 ・ にじゅうまど ・ double window</text:p>
            <text:p/>
            <text:p>窓 ・ まど ・ window</text:p>
            <text:p/>
            <text:p>窓外 ・ そうがい ・ outside the window</text:p>
            <text:p/>
            <text:p>窓枠 ・ まどわく ・ window frame, sash</text:p>
            <text:p/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矢印 ・ やじるし ・ arrow (mark)</text:p>
            <text:p/>
            <text:p>矢先 ・ やさき ・ arrowhead</text:p>
            <text:p/>
            <text:p>毒矢 ・ どくや ・ poisoned arrow / dart</text:p>
            <text:p/>
            <text:p>一矢 ・ いっし ・ one arrow; retort</text:p>
            <text:p/>
            <text:p>矢鱈に ・ やたらに ・ indiscriminately; recklessly; thoughtlessly</text:p>
            <text:p/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通知する ・ つうちする ・ notify, inform</text:p>
            <text:p/>
            <text:p>知る ・ しる ・ [vt] know, be aware of; perceive</text:p>
            <text:p/>
            <text:p>知り合い ・ しりあい ・ acquaintance</text:p>
            <text:p/>
            <text:p>知れる ・ しれる ・ [vi] become known; be found out; not amount too much</text:p>
            <text:p/>
            <text:p>知らせる ・ しらせる ・ [vt] let know, tell, inform, report</text:p>
            <text:p/>
            <text:p>知的 ・ ちてき ・ intellectual, mental</text:p>
            <text:p/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者 ・ いしゃ ・ doctor</text:p>
            <text:p/>
            <text:p>医学 ・ いがく ・ medical science, medicine</text:p>
            <text:p/>
            <text:p>医薬品 ・ いやくひん ・ pharmaceuticals, medicines</text:p>
            <text:p/>
            <text:p>医院 ・ いいん ・ clinic</text:p>
            <text:p/>
            <text:p>医療 ・ いりょう ・ medical treatment / care</text:p>
            <text:p/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い ・ みじかい ・ short</text:p>
            <text:p/>
            <text:p>短期 ・ たんき ・ short term</text:p>
            <text:p/>
            <text:p>短気 ・ たんき ・ short temper</text:p>
            <text:p/>
            <text:p>短所 ・ たんしょ ・ shortcoming, defect</text:p>
            <text:p/>
            <text:p>短刀 ・ たんとう ・ dagger</text:p>
            <text:p/>
            <text:p>短縮 ・ たんしゅく ・ shortening, contraction, reduction</text:p>
            <text:p/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見失う ・ みうしなう ・ [vt] lose sight of</text:p>
            <text:p/>
            <text:p>失礼 ・ しつれい ・ rudeness; bad manners; Excuse me</text:p>
            <text:p/>
            <text:p>失言 ・ しつげん ・ slip of the tongue</text:p>
            <text:p/>
            <text:p>失業する ・ しつぎょうする ・ lose one's job</text:p>
            <text:p/>
            <text:p>失う ・ うしなう ・ [vt] lose, miss, be deprived of</text:p>
            <text:p/>
            <text:p>失笑する ・ しっしょうする ・ burst out laughing</text:p>
            <text:p/>
            <text:p>失策 ・ しっさく ・ blunder, slip, error</text:p>
            <text:p/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鉄道 ・ てつどう ・ railway</text:p>
            <text:p/>
            <text:p>地下鉄 ・ ちかてつ ・ subway</text:p>
            <text:p/>
            <text:p>鉄骨 ・ てっこつ ・ steel / iron frame</text:p>
            <text:p/>
            <text:p>鉄のカーテン ・ てつのカーテン ・ iron curtain</text:p>
            <text:p/>
            <text:p>私鉄 ・ してつ ・ railroad line nongovt / private </text:p>
            <text:p/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農夫 ・ のうふ ・ peasant, plowman</text:p>
            <text:p/>
            <text:p>夫に代わって ・ おっとにかわって ・ on my husband's behalf</text:p>
            <text:p/>
            <text:p>夫人 ・ ふじん ・ wife, married lady, Mrs.</text:p>
            <text:p/>
            <text:p>夫 ・ おっと ・ husband</text:p>
            <text:p/>
            <text:p>農夫 ・ のうふ ・ peasant, plowman</text:p>
            <text:p/>
            <text:p>人夫 ・ にんぷ ・ coolie, porter, laborer</text:p>
            <text:p/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色 ・ しゅいろ ・ vermilion, Chinese red</text:p>
            <text:p/>
            <text:p>朱顔 ・ しゅがん  ・ flushed face</text:p>
            <text:p/>
            <text:p>朱肉 ・ しゅにく ・ red ink pad</text:p>
            <text:p/>
            <text:p>朱書する ・ しゅしょする ・ write in red</text:p>
            <text:p/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式会社 ・ かぶしきがいしゃ ・ joint stock corporation</text:p>
            <text:p/>
            <text:p>株券 ・ かぶけん ・ share / stock certificate</text:p>
            <text:p/>
            <text:p>株価 ・ かぶか ・ stock price</text:p>
            <text:p/>
            <text:p>切り株 ・ きりかぶ ・ stump</text:p>
            <text:p/>
            <text:p>株主 ・ かぶぬし ・ stockholder</text:p>
            <text:p/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家族 ・ かぞく ・ family, household</text:p>
            <text:p/>
            <text:p>民族 ・ みんぞく ・ race, people, nation</text:p>
            <text:p/>
            <text:p>親族 ・ しんぞく ・ relative(s)</text:p>
            <text:p/>
            <text:p>ローラー族 ・ ローラーぞく ・ roller-skating devotees</text:p>
            <text:p/>
            <text:p>ながら族 ・ ながらぞく ・ persons doing two things at once studying while watching TV, … </text:p>
            <text:p/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立つ ・ たびだつ ・ set off on a journey</text:p>
            <text:p/>
            <text:p>旅行 ・ りょこう ・ travel, trip</text:p>
            <text:p/>
            <text:p>旅券 ・ りょけん ・ passport</text:p>
            <text:p/>
            <text:p>旅する ・ たびする ・ travel, take a trip</text:p>
            <text:p/>
            <text:p>旅館 ・ りょかん ・ Japanese inn</text:p>
            <text:p/>
            <text:p>独り旅 ・ ひとりたび ・ solitary travel</text:p>
            <text:p/>
            <text:p>旅人 ・ たびびと ・ traveler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外遊 ・ がいゆう ・ foreign tour</text:p>
            <text:p/>
            <text:p>遊楽 ・ ゆうらく ・ amusement</text:p>
            <text:p/>
            <text:p>遊ぶ ・ あそぶ ・ [vi] play, amuse oneself; play around with, flirt; make an excursion, take a trip; visit</text:p>
            <text:p/>
            <text:p>遊び場 ・ あそびば ・ playground</text:p>
            <text:p/>
            <text:p>遊ばす ・ あそばす ・ [vt] be pleased to, deign, condescend honorific </text:p>
            <text:p/>
            <text:p>遊び人 ・ あそびにん ・ gambler; playboy</text:p>
            <text:p/>
            <text:p>遊山 ・ ゆさん ・ excursion, outing, picnic</text:p>
            <text:p/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す ・ ほどこす ・ [vt] conduct, perform, execute; bestow, apply</text:p>
            <text:p/>
            <text:p>施設 ・ しせつ ・ equipment, facilities</text:p>
            <text:p/>
            <text:p>施政 ・ しせい ・ administration, government</text:p>
            <text:p/>
            <text:p>実施する ・ じっしする ・ carry out, enforce, execute</text:p>
            <text:p/>
            <text:p>施薬 ・ せやく ・ free medicine</text:p>
            <text:p/>
            <text:p>施行する ・ せぎょうする ・ give alms</text:p>
            <text:p/>
            <text:p>施し ・ ほどこし ・ alms(giving)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回 ・ せんかい ・ revolution, rotation, circling</text:p>
            <text:p/>
            <text:p>旋風 ・ せんぷう ・ whirlwind</text:p>
            <text:p/>
            <text:p>旋律 ・ せんりつ ・ melody</text:p>
            <text:p/>
            <text:p>斡旋 ・ あっせん ・ good offices, services; mediation</text:p>
            <text:p/>
            <text:p>旋転 ・ せんてん ・ gyration, whirling, revolution, rotation</text:p>
            <text:p/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国旗 ・ こっき ・ national flag</text:p>
            <text:p/>
            <text:p>旗色 ・ はたいろ ・ situation</text:p>
            <text:p/>
            <text:p>旗 ・ はた ・ flag, banner</text:p>
            <text:p/>
            <text:p>半旗 ・ はんき ・ flag at half-mast</text:p>
            <text:p/>
            <text:p>旗揚げ ・ はたあげ ・ raising an army; launching business</text:p>
            <text:p/>
            <text:p>手旗 ・ てばた ・ semaphore / hand flag</text:p>
            <text:p/>
            <text:p>旗手 ・ きしゅ ・ standard bear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す ・ はなす ・ [vt] let go, release</text:p>
            <text:p/>
            <text:p>放つ ・ はなつ ・ [vt] emit; discharge; release</text:p>
            <text:p/>
            <text:p>解放する ・ かいほうする ・ release, set free</text:p>
            <text:p/>
            <text:p>放火する ・ ほうかする ・ set fire to</text:p>
            <text:p/>
            <text:p>放送 ・ ほうそう ・ broadcasting</text:p>
            <text:p/>
            <text:p>放る ・ ほうる ・ [vt] throw, toss, fling, cast; throw up, neglect</text:p>
            <text:p/>
            <text:p>民放 ・ みんぽう ・ commercial broadcast</text:p>
            <text:p/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い風 ・ はげしいかぜ ・ strong wind</text:p>
            <text:p/>
            <text:p>激動する ・ げきどうする ・ shake violently; be thrown into turmoil</text:p>
            <text:p/>
            <text:p>激戦 ・ げきせん ・ fierce, hard-fought battle</text:p>
            <text:p/>
            <text:p>感激する ・ かんげきする ・ be deeply moved</text:p>
            <text:p/>
            <text:p>激しさ ・ はげしさ ・ intensity, severity</text:p>
            <text:p/>
            <text:p>激賞 ・ げきしょう ・ high praise, unbounded admiration</text:p>
            <text:p/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場¹ ・ まきば ・ pasture, grazing land</text:p>
            <text:p/>
            <text:p>牧場² ・ ぼくじょう ・ stock farm, pasture</text:p>
            <text:p/>
            <text:p>牧草 ・ ぼくそう ・ pasture, grass</text:p>
            <text:p/>
            <text:p>放牧する ・ ほうぼくする ・ pasture, put to grass</text:p>
            <text:p/>
            <text:p>牧童 ・ ぼくどう ・ cowboy; shepherd</text:p>
            <text:p/>
            <text:p>遊牧 ・ ゆうぼく ・ nomadism</text:p>
            <text:p/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首位 ・ しゅい ・ first place, leading position</text:p>
            <text:p/>
            <text:p>学位 ・ がくい ・ academic degree</text:p>
            <text:p/>
            <text:p>地位 ・ ちい ・ status, social standing, position</text:p>
            <text:p/>
            <text:p>位 ・ くらい ・ rank; position</text:p>
            <text:p/>
            <text:p>各位 ・ かくい ・ gentlemen, sirs</text:p>
            <text:p/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 office:value-type="string" calcext:value-type="string">
            <text:p>泣く ・ なく ・ [vi] cry, weep, sob; [vt] grieve over</text:p>
            <text:p/>
            <text:p>泣き声 ・ なきごえ ・ tearful voice, crying</text:p>
            <text:p/>
            <text:p>号泣する ・ ごうきゅうする ・ wail, lament</text:p>
            <text:p/>
            <text:p>感泣する ・ かんきゅうする ・ weep with emotion, be moved to tears</text:p>
            <text:p/>
            <text:p>泣き声 ・ なきごえ ・ tearful voice, cry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苦笑 ・ くしょう ・ forced [strained] smile</text:p>
            <text:p/>
            <text:p>笑顔 ・ えがお ・ smiling face, smile</text:p>
            <text:p/>
            <text:p>笑う ・ わらう ・ [vi] laugh, smile; laugh at, ridicule, deride</text:p>
            <text:p/>
            <text:p>笑い話 ・ わらいばなし ・ funny story</text:p>
            <text:p/>
            <text:p>笑い物 ・ わらいもの ・ object of ridicule, subject of derision</text:p>
            <text:p/>
            <text:p>一笑する ・ いっしょうする ・ laugh a laugh, smile a smile</text:p>
            <text:p/>
            <text:p>笑む ・ えむ ・ [vi] smile, beam; bloom, come out</text:p>
            <text:p/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用 ・ せんよう ・ exclusive [private] use</text:p>
            <text:p/>
            <text:p>専門 ・ せんもん ・ specialty, profession</text:p>
            <text:p/>
            <text:p>専門家 ・ せんもんか ・ specialist</text:p>
            <text:p/>
            <text:p>専売 ・ せんばい ・ monopoly</text:p>
            <text:p/>
            <text:p>専有 ・ せんゆう ・ exclusive possession, monopoly</text:p>
            <text:p/>
            <text:p>専攻する ・ せんこうする ・ major in, specialize in</text:p>
            <text:p/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特恵 ・ とっけい ・ special favor, preferentialism</text:p>
            <text:p/>
            <text:p>知恵 ・ ちえ ・ wisdom, intelligence</text:p>
            <text:p/>
            <text:p>恵む ・ めぐむ ・ [vt] bestow a favor, show kindness to</text:p>
            <text:p/>
            <text:p>恵み ・ めぐみ ・ favor; blessing</text:p>
            <text:p/>
            <text:p>互恵 ・ ごけい ・ reciprocity, mutual benefits</text:p>
            <text:p/>
            <text:p>恵方 ・ えほう ・ lucky direction</text:p>
            <text:p/>
            <text:p>恵まれる ・ めぐまれる ・ [vi] be blessed; be privileged, favored</text:p>
            <text:p/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連続する ・ れんぞくする ・ continue; occur in succession</text:p>
            <text:p/>
            <text:p>連れる ・ つれる ・ take / bring along</text:p>
            <text:p/>
            <text:p>二人連れ ・ ふたりづれ ・ party of two</text:p>
            <text:p/>
            <text:p>連なる ・ つらなる ・ [vi] range, stand in a row; attend</text:p>
            <text:p/>
            <text:p>連ねる ・ つらねる ・ [vt] put in a row, join</text:p>
            <text:p/>
            <text:p>四連勝 ・ よんれんしょう ・ four wins in a row</text:p>
            <text:p/>
            <text:p>連合 ・ れんごう ・ combination, union, alliance; associ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軍人 ・ ぐんじん ・ soldier, military person</text:p>
            <text:p/>
            <text:p>空軍 ・ くうぐん ・ air force</text:p>
            <text:p/>
            <text:p>一軍 ・ いちぐん ・ major league team</text:p>
            <text:p/>
            <text:p>女性軍 ・ じょせいぐん ・ women’s team</text:p>
            <text:p/>
            <text:p>敵軍 ・ てきぐん ・ hostile army force, enemy troops</text:p>
            <text:p/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ぶ ・ はこぶ ・ carry, transport</text:p>
            <text:p/>
            <text:p>運動 ・ うんどう ・ motion, movement; exercise</text:p>
            <text:p/>
            <text:p>運送 ・ うんそう ・ shipping, transportation</text:p>
            <text:p/>
            <text:p>運が悪い ・ うんがわるい ・ out of luck</text:p>
            <text:p/>
            <text:p>運命 ・ うんめい ・ fortune, fate, destiny</text:p>
            <text:p/>
            <text:p>運び ・ はこび ・ carriage; step, pace; progress, development; stage</text:p>
            <text:p/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日蓮 ・ にちれん ・ Nichiren 13th ct. founder of the Buddhist sect </text:p>
            <text:p/>
            <text:p>蓮の花 ・ はすのはな ・ lotus flower</text:p>
            <text:p/>
            <text:p>蓮の根 ・ はすのね ・ lotus root</text:p>
            <text:p/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部隊 ・ ぶたい ・ unit, corps, party, squad</text:p>
            <text:p/>
            <text:p>軍隊 ・ ぐんたい ・ army, troops</text:p>
            <text:p/>
            <text:p>楽隊 ・ がくたい ・ musical band</text:p>
            <text:p/>
            <text:p>デモ隊 ・ でもたい ・ demonstrators</text:p>
            <text:p/>
            <text:p>隊形 ・ たいけい ・ battle formation, disposition of troops</text:p>
            <text:p/>
            <text:p>隊を組む ・ たいをくむ ・ form a party, line u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示する ・ ていじする ・ exhibit, present</text:p>
            <text:p/>
            <text:p>呈色 ・ ていしき  ・ color, coloring</text:p>
            <text:p/>
            <text:p>呈上 ・ ていじょう ・ presentation</text:p>
            <text:p/>
            <text:p>進呈する ・ しんていする ・ proffer, present</text:p>
            <text:p/>
            <text:p>謹呈する ・ きんていする ・ make a present</text:p>
            <text:p/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々 ・ ほどほど ・ moderately</text:p>
            <text:p/>
            <text:p>過程 ・ かてい ・ process, course</text:p>
            <text:p/>
            <text:p>程度 ・ ていど ・ degree, extent, standard</text:p>
            <text:p/>
            <text:p>工程 ・ こうてい ・ process of manufacture; work schedule, amount of work</text:p>
            <text:p/>
            <text:p>旅程 ・ りょてい ・ itinerary; distance to be covered</text:p>
            <text:p/>
            <text:p>程 ・ ほど ・ extent; about, or so</text:p>
            <text:p/>
            <text:p>程無く ・ ほどなく ・ soon afterward ; shortly; before long</text:p>
            <text:p/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書 ・ せいしょ ・ Bible</text:p>
            <text:p/>
            <text:p>聖ペテロ ・ せいペテロ ・ St. Peter</text:p>
            <text:p/>
            <text:p>聖賢 ・ せいけん ・ saints and sages</text:p>
            <text:p/>
            <text:p>聖火 ・ せいか ・ sacred fire / torch</text:p>
            <text:p/>
            <text:p>神聖な ・ しんせいな ・ holy, sacred, divine</text:p>
            <text:p/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年 ・ うしどし ・ Year of the Ox</text:p>
            <text:p/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紐を結ぶ ・ ひもをむすぶ ・ tie a string</text:p>
            <text:p/>
            <text:p>靴紐 ・ くつひも ・ shoelace</text:p>
            <text:p/>
            <text:p>紐帯 ・ ちゅうたい ・ cords and belts; bond, ties; important social ties</text:p>
            <text:p/>
            <text:p>紐解く ・ ひもとく ・ open, untie, read, peruse scroll, book </text:p>
            <text:p/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紐 ・ かわひも ・ leather strap</text:p>
            <text:p/>
            <text:p>革命 ・ かくめい ・ revolution</text:p>
            <text:p/>
            <text:p>改革 ・ かいかく ・ reform(ation)</text:p>
            <text:p/>
            <text:p>革新 ・ かくしん ・ innovation, reform, renovation</text:p>
            <text:p/>
            <text:p>牛革 ・ ぎゅうかわ ・ cow-, oxhide</text:p>
            <text:p/>
            <text:p>革靴 ・ かわぐつ ・ leather shoes</text:p>
            <text:p/>
            <text:p>革手袋 ・ かわてぶくろ ・ leather gloves</text:p>
            <text:p/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靴下 ・ くつした ・ socks, stockings</text:p>
            <text:p/>
            <text:p>靴紐 ・ くつひも ・ shoe laces</text:p>
            <text:p/>
            <text:p>運動靴 ・ うんどうぐつ ・ sneakers</text:p>
            <text:p/>
            <text:p>軍靴 ・ ぐんか ・ military shoes, combat boots</text:p>
            <text:p/>
            <text:p>靴墨 ・ くつずみ ・ shoe polish</text:p>
            <text:p/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/>
            <text:p>鞄持ち ・ かばんもち ・ private secretary, lackey</text:p>
            <text:p/>
            <text:p>旅行鞄 ・ りょこうかばん ・ traveling bag, suitcase </text:p>
            <text:p/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皮肉 ・ ひにく ・ cynicism, sarcasm; irony</text:p>
            <text:p/>
            <text:p>バナナの皮 ・ バナナのかわ ・ banana peel</text:p>
            <text:p/>
            <text:p>毛皮 ・ けがわ ・ fur</text:p>
            <text:p/>
            <text:p>皮革 ・ ひかく ・ leather, hides</text:p>
            <text:p/>
            <text:p>脱皮 ・ だっぴ ・ ecdysis; self-renewal</text:p>
            <text:p/>
            <text:p>樹皮 ・ じゅひ ・ bark</text:p>
            <text:p/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破れる ・ やぶれる ・ [vi] be torn; be ruined</text:p>
            <text:p/>
            <text:p>破局 ・ はきょく ・ collapse, catastrophe</text:p>
            <text:p/>
            <text:p>難破 ・ なんぱ ・ shipwreck</text:p>
            <text:p/>
            <text:p>破約 ・ はやく ・ breach of contract</text:p>
            <text:p/>
            <text:p>囲みを破る ・ かこみをやぶる ・ break through a siege</text:p>
            <text:p/>
            <text:p>見破る ・ みやぶる ・ [vt] see through, penetrate, read another’s thoughts </text:p>
            <text:p/>
            <text:p>破れ目 ・ やぶれめ ・ rent, tear, split</text:p>
            <text:p/>
            <text:p>読破する ・ どくはする ・ read throug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氏 ・ かれし ・ he; boyfriend</text:p>
            <text:p/>
            <text:p>彼女 ・ かのじょ ・ she; girlfriend</text:p>
            <text:p/>
            <text:p>彼等 ・ かれら ・ they</text:p>
            <text:p/>
            <text:p>彼我 ・ ひが ・ [s]he and I, they and we, both sides</text:p>
            <text:p/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波形¹ ・ なみがた ・ wavy shape</text:p>
            <text:p/>
            <text:p>波形² ・ はけい ・ waveform</text:p>
            <text:p/>
            <text:p>電波 ・ でんぱ ・ electromagnetic / radio waves</text:p>
            <text:p/>
            <text:p>短波 ・ たんぱ ・ shortwave</text:p>
            <text:p/>
            <text:p>波長 ・ はちょう ・ wavelength</text:p>
            <text:p/>
            <text:p>波止場 ・ はとば ・ wharf, quay</text:p>
            <text:p/>
            <text:p>津波 ・ つなみ ・ tidal wave</text:p>
            <text:p/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結果 ・ けっか ・ result, outcome, consequence</text:p>
            <text:p/>
            <text:p>果てる ・ はてる ・ [vi] come to an end</text:p>
            <text:p/>
            <text:p>果て ・ はて ・ end, extremity, limit</text:p>
            <text:p/>
            <text:p>果たす ・ はたす ・ [vt] carry out, accomplish</text:p>
            <text:p/>
            <text:p>果実 ・ かじつ ・ fruit, berry</text:p>
            <text:p/>
            <text:p>成果 ・ せいか ・ result, fruit, outcome</text:p>
            <text:p/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課長 ・ かちょう ・ section chief</text:p>
            <text:p/>
            <text:p>課目 ・ かもく ・ school subject, course</text:p>
            <text:p/>
            <text:p>課する ・ かする ・ [vt] impose obligation: tax, … </text:p>
            <text:p/>
            <text:p>課程 ・ かてい ・ course, curriculum</text:p>
            <text:p/>
            <text:p>日課 ・ にっか ・ daily lesson / task</text:p>
            <text:p/>
            <text:p>課税 ・ かぜい ・ taxation</text:p>
            <text:p/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空き巣 ・ あきす ・ empty nest; sneak thief</text:p>
            <text:p/>
            <text:p>古巣 ・ ふるす ・ old nest, one's former haunt</text:p>
            <text:p/>
            <text:p>クモの巣 ・ クモのす ・ spiderweb</text:p>
            <text:p/>
            <text:p>巣箱 ・ すばこ ・ bird box / house</text:p>
            <text:p/>
            <text:p>蜂巣 ・ ほうそう ・ beehive, hive</text:p>
            <text:p/>
            <text:p>営巣 ・ えいそう ・ nest building</text:p>
            <text:p/>
            <text:p>巣立つ ・ すだつ ・ leave one’s nest; become independent</text:p>
            <text:p/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 office:value-type="string" calcext:value-type="string">
            <text:p>洋菓子 ・ ようがし ・ Western-style confection</text:p>
            <text:p/>
            <text:p>和菓子 ・ わがし ・ Japanese-style confection</text:p>
            <text:p/>
            <text:p>お菓子 ・ おかし ・ confectionery, cake, swee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茶の湯 ・ ちゃのゆ ・ tea ceremony</text:p>
            <text:p/>
            <text:p>茶色 ・ ちゃいろ ・ light brown</text:p>
            <text:p/>
            <text:p>茶の間 ・ ちゃのま ・ living room</text:p>
            <text:p/>
            <text:p>お茶 ・ おちゃ ・ tea, green tea; tea ceremony</text:p>
            <text:p/>
            <text:p>無茶な ・ むちゃな ・ absurd, unreasonable; reckless; excessive; disorderly</text:p>
            <text:p/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の中 ・ よのなか ・ the world, society, life</text:p>
            <text:p/>
            <text:p>世紀 ・ せいき ・ century</text:p>
            <text:p/>
            <text:p>世間 ・ せけん ・ society, the world; the public, people</text:p>
            <text:p/>
            <text:p>世代 ・ せだい ・ generation</text:p>
            <text:p/>
            <text:p>出世 ・ しゅっせ ・ success in life; promotion</text:p>
            <text:p/>
            <text:p>世帯 ・ せたい ・ household, home</text:p>
            <text:p/>
            <text:p>この世 ・ このよ ・ this world, present life</text:p>
            <text:p/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葉書 ・ はがき ・ postcard</text:p>
            <text:p/>
            <text:p>葉っぱ ・ はっぱ ・ leaf, foliage</text:p>
            <text:p/>
            <text:p>葉巻 ・ はまき ・ cigar</text:p>
            <text:p/>
            <text:p>言葉 ・ ことば ・ word, term; wording; language</text:p>
            <text:p/>
            <text:p>子葉 ・ しよう ・ seed leaf, cotyledon</text:p>
            <text:p/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てる ・ すてる ・ [vt] abandon, give up, throw away</text:p>
            <text:p/>
            <text:p>廃棄 ・ はいき ・ discarding, abolition, annulment</text:p>
            <text:p/>
            <text:p>放棄する ・ ほうきする ・ abandon, resign</text:p>
            <text:p/>
            <text:p>投棄する ・ とうきする ・ abandon, give up, throw away</text:p>
            <text:p/>
            <text:p>破棄する ・ はきする ・ break a treaty , annul; reverse an original judgment </text:p>
            <text:p/>
            <text:p>棄却する ・ ききゃくする ・ turn down, reject, renounce</text:p>
            <text:p/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 office:value-type="string" calcext:value-type="string">
            <text:p>私も亦 ・ わたしもまた ・ I also, me too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4" table:default-cell-style-name="Default"/>
        </table:table-column-group>
        <table:table-column table:style-name="co2" table:number-columns-repeated="56" table:default-cell-style-name="Default"/>
        <table:table-row table:style-name="ro32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3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3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2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3">
          <table:table-cell table:number-columns-repeated="5"/>
          <table:table-cell table:style-name="ce61"/>
          <table:table-cell table:number-columns-repeated="58"/>
        </table:table-row>
        <table:table-row table:style-name="ro32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33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34" table:number-rows-repeated="1045769">
          <table:table-cell table:number-columns-repeated="64"/>
        </table:table-row>
        <table:table-row table:style-name="ro34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13T00:15:34.696000000</dc:date>
    <meta:editing-duration>PT16H36M47S</meta:editing-duration>
    <meta:editing-cycles>29</meta:editing-cycles>
    <meta:document-statistic meta:table-count="2" meta:cell-count="6844" meta:object-count="0"/>
  </office:meta>
</office:document-meta>
</file>